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justify" style:justify-single-word="false"/>
      <style:text-properties fo:font-weight="bold" style:font-weight-asian="bold" style:font-weight-complex="bold"/>
    </style:style>
    <style:style style:name="P2" style:family="paragraph" style:parent-style-name="Standard">
      <style:paragraph-properties fo:line-height="150%" fo:text-align="justify"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eispielablauf (aus Nutzersicht)</text:p>
      <text:p text:style-name="P2"/>
      <text:p text:style-name="P2">Der folgende Abschnitt soll einen zusammenfassenden Überblick über den gesamten Ablauf des Spiels, vom Anfang bis zum Ende geben und die Nutzeroberfläche aus Nutzersicht beschreiben.</text:p>
      <text:p text:style-name="P2">Nachdem der Spieler das Spiel gestartet hat erscheint ein Menü, dass ihn auffordert einen Namen anzugeben und die Möglichkeit bietet das Spiel zu verlassen. Der Spieler, nennen wir ihn einfach Spieler, 1 gibt seinen Namen ein und bestätigt diesen mit der Eingabetaste. Daraufhin kommt er ins nächste Hauptmenü.</text:p>
      <text:p text:style-name="P2">Zu sehen sind in folgender Reihenfolge von unten nach oben die Optionen: „Multiplayer“, „How to play“ und „Exit“. Exit bietet wieder die Möglichkeit, das Spiel zu verlassen. Durch die Auswahl von „How to play“ wird der Spieler ins nächste Menü gebracht, in dem er die Steuerung nach seinen Vorstellungen einstellen kann. Nehmen wir an das Spieler 1 mit der Steuerung zufrieden ist. Durch klicken von „Back to menu“ kommt er wieder ins Hauptmenü.</text:p>
      <text:p text:style-name="P2">Nun wählt Spieler 1 „Multiplayer“ und bekommt eine Liste von Spielservern die zur Auswahl stehen angezeigt. Die Liste zeigt außerdem, wie viele Spieler bereits auf dem Server sind und welche Karte verwendet wird. Spieler 1 kann sich einem Spiel anschließen, entscheidet sich aber dafür einen leeren Server, Server 1, zu nehmen, was ihm im aktuellen Server das Sonderrecht gibt ein Spiel zu starten, sofern die Mindestanforderung von 2 Spielern inkl. Ihm selbst, erfüllt ist. Da er momentan noch alleine ist kann er kein Spiel starten, doch nach wenigen Sekunden verbindet sich Spieler 2 mit dem Server 1. Dadurch bekommt Spieler 1 die Möglichkeit das Spiel zu starten, was er auch tut.</text:p>
      <text:p text:style-name="P2">Nun wird das Spiel gestartet und beide Spieler sehen die gleiche Karte und zwei Bomberman, die jeweils eine eigene Farbe haben. Weiterhin sind die Anzahl der Spieler, der eigenen Punktestand und die Spieldauer zu sehen. Auch gibt es wieder einen Exitbutton, falls ein Spieler das Spiel vorzeitig verlassen möchte.</text:p>
      <text:p text:style-name="P2">Nach ein paar links und rechts Bewegungen erkennt Spieler 1, dass sein Bomberman der Blaue ist, der von Spieler 2 ist rot.</text:p>
      <text:p text:style-name="P2">Durch Legen von Bomben und Sprengen von Mauern, sammeln beide Spieler Punkte und können evtl. Boni sammeln. Diese werden zufällig auf den Stellen erzeugt wo zuvor Mauern gesprengt wurden. Nach einigen Sprengungen entscheidet sich Spieler 1 die KI ihn spielen zu lassen, was er auch durch eine im „How to play“-Menü festgelegte Taste auch tut. Die KI fängt an selbstständig Mauern zu sprengen und Boni zu sammeln und versucht Spieler 2 zu eliminieren, was ihr auch gelingt. Die aktuelle Karte wird geschlossen, da sich nur noch Spieler 1 im Spiel befindet und beide Spieler bekommt ihren Punktestand und den Platz angezeigt. Spieler 1 hat die meisten Punkte sammeln können und ist somit Sieger und auf dem ersten Platz.</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ton </meta:initial-creator>
    <meta:creation-date>2016-12-10T11:08:45.38</meta:creation-date>
    <meta:document-statistic meta:table-count="0" meta:image-count="0" meta:object-count="0" meta:page-count="1" meta:paragraph-count="8" meta:word-count="449" meta:character-count="2807"/>
    <dc:date>2016-12-10T13:58:23.04</dc:date>
    <dc:creator>Anton </dc:creator>
    <meta:editing-duration>PT14M21S</meta:editing-duration>
    <meta:editing-cycles>1</meta:editing-cycles>
    <meta:generator>OpenOffice/4.1.3$Win32 OpenOffice.org_project/413m1$Build-9783</meta:generator>
  </office:meta>
</office:document-meta>
</file>